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background-color="transparent"/>
    </style:style>
    <style:style style:name="P2" style:family="paragraph">
      <style:paragraph-properties fo:background-color="#ff3366"/>
    </style:style>
    <style:style style:name="P3" style:family="paragraph">
      <style:paragraph-properties fo:background-color="#3deb3d"/>
    </style:style>
  </office:automatic-styles>
  <office:body>
    <office:text>
      <text:p text:style-name="P1">
     This is an example of paragraph with transparent background color. 
        </text:p>
      <text:p text:style-name="P2">
        This is an example of paragraph with red background color. 
     </text:p>
      <text:p text:style-name="P3">
         This is an example of paragraph with green background color. 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